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6.3535in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3299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3.1457in" fo:break-before="auto" style:use-optimal-row-height="false"/>
    </style:style>
    <style:style style:name="ro6" style:family="table-row">
      <style:table-row-properties style:row-height="0.1799in" fo:break-before="page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3">
          <table:table-cell table:style-name="ce1" office:value-type="string" table:number-columns-spanned="4" table:number-rows-spanned="1">
            <text:p>TNM staging for gastric cancer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>
            <text:p>TX</text:p>
          </table:table-cell>
          <table:table-cell table:style-name="ce4" office:value-type="string" table:number-columns-spanned="3" table:number-rows-spanned="1">
            <text:p>Primary tumor cannot be assessed</text:p>
          </table:table-cell>
          <table:covered-table-cell table:number-columns-repeated="2" table:style-name="ce4"/>
          <table:table-cell table:formula="of:=CONCATENATE(&quot;INSERT INTO tnmT(code, description) VALUES('&quot;; [.A2]; &quot;','&quot;;[.B2];&quot;');&quot;)" office:value-type="string" office:string-value="INSERT INTO tnmT(code, description) VALUES('TX','Primary tumor cannot be assessed');">
            <text:p>INSERT INTO tnmT(code, description) VALUES('TX','Primary tumor cannot be assessed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O</text:p>
          </table:table-cell>
          <table:table-cell table:style-name="ce4" office:value-type="string" table:number-columns-spanned="3" table:number-rows-spanned="1">
            <text:p>No evidence of primary tumor</text:p>
          </table:table-cell>
          <table:covered-table-cell table:number-columns-repeated="2" table:style-name="ce4"/>
          <table:table-cell table:formula="of:=CONCATENATE(&quot;INSERT INTO tnmT(code, description) VALUES('&quot;; [.A3]; &quot;','&quot;;[.B3];&quot;');&quot;)" office:value-type="string" office:string-value="INSERT INTO tnmT(code, description) VALUES('TO','No evidence of primary tumor');">
            <text:p>INSERT INTO tnmT(code, description) VALUES('TO','No evidence of primary tumor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is</text:p>
          </table:table-cell>
          <table:table-cell table:style-name="ce4" office:value-type="string" table:number-columns-spanned="3" table:number-rows-spanned="1">
            <text:p>Carcinoma in situ: intraepithelial tumor without invasion of the lamina propria</text:p>
          </table:table-cell>
          <table:covered-table-cell table:number-columns-repeated="2" table:style-name="ce4"/>
          <table:table-cell table:formula="of:=CONCATENATE(&quot;INSERT INTO tnmT(code, description) VALUES('&quot;; [.A4]; &quot;','&quot;;[.B4];&quot;');&quot;)" office:value-type="string" office:string-value="INSERT INTO tnmT(code, description) VALUES('Tis','Carcinoma in situ: intraepithelial tumor without invasion of the lamina propria');">
            <text:p>INSERT INTO tnmT(code, description) VALUES('Tis','Carcinoma in situ: intraepithelial tumor without invasion of the lamina propr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1</text:p>
          </table:table-cell>
          <table:table-cell table:style-name="ce4" office:value-type="string" table:number-columns-spanned="3" table:number-rows-spanned="1">
            <text:p>Tumor invades lamina propria, muscularis mucosae, or submucosa</text:p>
          </table:table-cell>
          <table:covered-table-cell table:number-columns-repeated="2" table:style-name="ce4"/>
          <table:table-cell table:formula="of:=CONCATENATE(&quot;INSERT INTO tnmT(code, description) VALUES('&quot;; [.A5]; &quot;','&quot;;[.B5];&quot;');&quot;)" office:value-type="string" office:string-value="INSERT INTO tnmT(code, description) VALUES('T1','Tumor invades lamina propria, muscularis mucosae, or submucosa');">
            <text:p>INSERT INTO tnmT(code, description) VALUES('T1','Tumor invades lamina propria, muscularis mucosae, or submucos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1a</text:p>
          </table:table-cell>
          <table:table-cell table:style-name="ce4" office:value-type="string" table:number-columns-spanned="3" table:number-rows-spanned="1">
            <text:p>Tumor invades lamina propria or muscularis mucosae</text:p>
          </table:table-cell>
          <table:covered-table-cell table:number-columns-repeated="2" table:style-name="ce4"/>
          <table:table-cell table:formula="of:=CONCATENATE(&quot;INSERT INTO tnmT(code, description) VALUES('&quot;; [.A6]; &quot;','&quot;;[.B6];&quot;');&quot;)" office:value-type="string" office:string-value="INSERT INTO tnmT(code, description) VALUES('T1a','Tumor invades lamina propria or muscularis mucosae');">
            <text:p>INSERT INTO tnmT(code, description) VALUES('T1a','Tumor invades lamina propria or muscularis mucosae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1b</text:p>
          </table:table-cell>
          <table:table-cell table:style-name="ce4" office:value-type="string" table:number-columns-spanned="3" table:number-rows-spanned="1">
            <text:p>Tumor invades submucosa</text:p>
          </table:table-cell>
          <table:covered-table-cell table:number-columns-repeated="2" table:style-name="ce4"/>
          <table:table-cell table:formula="of:=CONCATENATE(&quot;INSERT INTO tnmT(code, description) VALUES('&quot;; [.A7]; &quot;','&quot;;[.B7];&quot;');&quot;)" office:value-type="string" office:string-value="INSERT INTO tnmT(code, description) VALUES('T1b','Tumor invades submucosa');">
            <text:p>INSERT INTO tnmT(code, description) VALUES('T1b','Tumor invades submucos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2</text:p>
          </table:table-cell>
          <table:table-cell table:style-name="ce4" office:value-type="string" table:number-columns-spanned="3" table:number-rows-spanned="1">
            <text:p>Tumor invades muscularis propria*</text:p>
          </table:table-cell>
          <table:covered-table-cell table:number-columns-repeated="2" table:style-name="ce4"/>
          <table:table-cell table:formula="of:=CONCATENATE(&quot;INSERT INTO tnmT(code, description) VALUES('&quot;; [.A8]; &quot;','&quot;;[.B8];&quot;');&quot;)" office:value-type="string" office:string-value="INSERT INTO tnmT(code, description) VALUES('T2','Tumor invades muscularis propria*');">
            <text:p>INSERT INTO tnmT(code, description) VALUES('T2','Tumor invades muscularis propria*');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T3 </text:p>
          </table:table-cell>
          <table:table-cell table:style-name="ce4" office:value-type="string" table:number-columns-spanned="3" table:number-rows-spanned="1">
            <text:p>Tumor penetrates subserosal connective tissue without invasion of visceral peritoneum or <text:span text:style-name="T3">adjacent structucres●∆</text:span></text:p>
          </table:table-cell>
          <table:covered-table-cell table:number-columns-repeated="2" table:style-name="ce4"/>
          <table:table-cell table:formula="of:=CONCATENATE(&quot;INSERT INTO tnmT(code, description) VALUES('&quot;; [.A9]; &quot;','&quot;;[.B9];&quot;');&quot;)" office:value-type="string" office:string-value="INSERT INTO tnmT(code, description) VALUES('T3 ','Tumor penetrates subserosal connective tissue without invasion of visceral peritoneum or adjacent structucres●∆');">
            <text:p>INSERT INTO tnmT(code, description) VALUES('T3 ','Tumor penetrates subserosal connective tissue without invasion of visceral peritoneum or adjacent structucres●∆');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T4</text:p>
          </table:table-cell>
          <table:table-cell table:style-name="ce4" office:value-type="string" table:number-columns-spanned="3" table:number-rows-spanned="1">
            <text:p>Tumor invades serosa (visceral peritoneum) or adjacent structures<text:span text:style-name="T2">●∆</text:span></text:p>
          </table:table-cell>
          <table:covered-table-cell table:number-columns-repeated="2" table:style-name="ce4"/>
          <table:table-cell table:formula="of:=CONCATENATE(&quot;INSERT INTO tnmT(code, description) VALUES('&quot;; [.A10]; &quot;','&quot;;[.B10];&quot;');&quot;)" office:value-type="string" office:string-value="INSERT INTO tnmT(code, description) VALUES('T4','Tumor invades serosa (visceral peritoneum) or adjacent structures●∆');">
            <text:p>INSERT INTO tnmT(code, description) VALUES('T4','Tumor invades serosa (visceral peritoneum) or adjacent structures●∆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4a</text:p>
          </table:table-cell>
          <table:table-cell table:style-name="ce4" office:value-type="string" table:number-columns-spanned="3" table:number-rows-spanned="1">
            <text:p>Tumor invades serosa (visceral peritoneum)</text:p>
          </table:table-cell>
          <table:covered-table-cell table:number-columns-repeated="2" table:style-name="ce4"/>
          <table:table-cell table:formula="of:=CONCATENATE(&quot;INSERT INTO tnmT(code, description) VALUES('&quot;; [.A11]; &quot;','&quot;;[.B11];&quot;');&quot;)" office:value-type="string" office:string-value="INSERT INTO tnmT(code, description) VALUES('T4a','Tumor invades serosa (visceral peritoneum)');">
            <text:p>INSERT INTO tnmT(code, description) VALUES('T4a','Tumor invades serosa (visceral peritoneum)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4b</text:p>
          </table:table-cell>
          <table:table-cell table:style-name="ce4" office:value-type="string" table:number-columns-spanned="3" table:number-rows-spanned="1">
            <text:p>Tumor invades adjacent structures</text:p>
          </table:table-cell>
          <table:covered-table-cell table:number-columns-repeated="2" table:style-name="ce4"/>
          <table:table-cell table:formula="of:=CONCATENATE(&quot;INSERT INTO tnmT(code, description) VALUES('&quot;; [.A12]; &quot;','&quot;;[.B12];&quot;');&quot;)" office:value-type="string" office:string-value="INSERT INTO tnmT(code, description) VALUES('T4b','Tumor invades adjacent structures');">
            <text:p>INSERT INTO tnmT(code, description) VALUES('T4b','Tumor invades adjacent structures');</text:p>
          </table:table-cell>
          <table:table-cell table:number-columns-repeated="1019"/>
        </table:table-row>
        <table:table-row table:style-name="ro3">
          <table:table-cell table:style-name="ce3" office:value-type="string" table:number-columns-spanned="4" table:number-rows-spanned="1">
            <text:p>Regional lymph nodes (N)</text:p>
          </table:table-cell>
          <table:covered-table-cell table:number-columns-repeated="3" table:style-name="ce3"/>
          <table:table-cell table:number-columns-repeated="1020"/>
        </table:table-row>
        <table:table-row table:style-name="ro2">
          <table:table-cell table:style-name="ce4" office:value-type="string">
            <text:p>NX</text:p>
          </table:table-cell>
          <table:table-cell table:style-name="ce4" office:value-type="string" table:number-columns-spanned="3" table:number-rows-spanned="1">
            <text:p>Regional lymph node(s) cannot be assessed</text:p>
          </table:table-cell>
          <table:covered-table-cell table:number-columns-repeated="2" table:style-name="ce4"/>
          <table:table-cell table:formula="of:=CONCATENATE(&quot;INSERT INTO tnmN(code, description) VALUES('&quot;; [.A14]; &quot;','&quot;;[.B14];&quot;');&quot;)" office:value-type="string" office:string-value="INSERT INTO tnmN(code, description) VALUES('NX','Regional lymph node(s) cannot be assessed');">
            <text:p>INSERT INTO tnmN(code, description) VALUES('NX','Regional lymph node(s) cannot be assessed');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NO</text:p>
          </table:table-cell>
          <table:table-cell table:style-name="ce4" office:value-type="string" table:number-columns-spanned="3" table:number-rows-spanned="1">
            <text:p>No regional lymph node metastasiso</text:p>
          </table:table-cell>
          <table:covered-table-cell table:number-columns-repeated="2" table:style-name="ce4"/>
          <table:table-cell table:formula="of:=CONCATENATE(&quot;INSERT INTO tnmN(code, description) VALUES('&quot;; [.A15]; &quot;','&quot;;[.B15];&quot;');&quot;)" office:value-type="string" office:string-value="INSERT INTO tnmN(code, description) VALUES('NO','No regional lymph node metastasiso');">
            <text:p>INSERT INTO tnmN(code, description) VALUES('NO','No regional lymph node metastasiso');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N1</text:p>
          </table:table-cell>
          <table:table-cell table:style-name="ce4" office:value-type="string" table:number-columns-spanned="3" table:number-rows-spanned="1">
            <text:p>Metastasis in L-2 regional lymph nodes</text:p>
          </table:table-cell>
          <table:covered-table-cell table:number-columns-repeated="2" table:style-name="ce4"/>
          <table:table-cell table:formula="of:=CONCATENATE(&quot;INSERT INTO tnmN(code, description) VALUES('&quot;; [.A16]; &quot;','&quot;;[.B16];&quot;');&quot;)" office:value-type="string" office:string-value="INSERT INTO tnmN(code, description) VALUES('N1','Metastasis in L-2 regional lymph nodes');">
            <text:p>INSERT INTO tnmN(code, description) VALUES('N1','Metastasis in L-2 regional lymph nodes');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N2</text:p>
          </table:table-cell>
          <table:table-cell table:style-name="ce4" office:value-type="string" table:number-columns-spanned="3" table:number-rows-spanned="1">
            <text:p>Metastasis in 3-6 regional lymph nodes</text:p>
          </table:table-cell>
          <table:covered-table-cell table:number-columns-repeated="2" table:style-name="ce4"/>
          <table:table-cell table:formula="of:=CONCATENATE(&quot;INSERT INTO tnmN(code, description) VALUES('&quot;; [.A17]; &quot;','&quot;;[.B17];&quot;');&quot;)" office:value-type="string" office:string-value="INSERT INTO tnmN(code, description) VALUES('N2','Metastasis in 3-6 regional lymph nodes');">
            <text:p>INSERT INTO tnmN(code, description) VALUES('N2','Metastasis in 3-6 regional lymph nodes');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4" office:value-type="string">
            <text:p>N3</text:p>
          </table:table-cell>
          <table:table-cell table:style-name="ce4" office:value-type="string" table:number-columns-spanned="3" table:number-rows-spanned="1">
            <text:p>Metastasis in seven or more regional lymph nodes</text:p>
          </table:table-cell>
          <table:covered-table-cell table:number-columns-repeated="2" table:style-name="ce4"/>
          <table:table-cell table:formula="of:=CONCATENATE(&quot;INSERT INTO tnmN(code, description) VALUES('&quot;; [.A18]; &quot;','&quot;;[.B18];&quot;');&quot;)" office:value-type="string" office:string-value="INSERT INTO tnmN(code, description) VALUES('N3','Metastasis in seven or more regional lymph nodes');">
            <text:p>INSERT INTO tnmN(code, description) VALUES('N3','Metastasis in seven or more regional lymph nodes');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N3a</text:p>
          </table:table-cell>
          <table:table-cell table:style-name="ce4" office:value-type="string" table:number-columns-spanned="3" table:number-rows-spanned="1">
            <text:p>Metastasis in 7-15 regional lymph nodes</text:p>
          </table:table-cell>
          <table:covered-table-cell table:number-columns-repeated="2" table:style-name="ce4"/>
          <table:table-cell table:formula="of:=CONCATENATE(&quot;INSERT INTO tnmN(code, description) VALUES('&quot;; [.A19]; &quot;','&quot;;[.B19];&quot;');&quot;)" office:value-type="string" office:string-value="INSERT INTO tnmN(code, description) VALUES('N3a','Metastasis in 7-15 regional lymph nodes');">
            <text:p>INSERT INTO tnmN(code, description) VALUES('N3a','Metastasis in 7-15 regional lymph nodes');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N3b</text:p>
          </table:table-cell>
          <table:table-cell table:style-name="ce4" office:value-type="string" table:number-columns-spanned="3" table:number-rows-spanned="1">
            <text:p>Metastasis in 16 or more regional lymph nodes</text:p>
          </table:table-cell>
          <table:covered-table-cell table:number-columns-repeated="2" table:style-name="ce4"/>
          <table:table-cell table:formula="of:=CONCATENATE(&quot;INSERT INTO tnmN(code, description) VALUES('&quot;; [.A20]; &quot;','&quot;;[.B20];&quot;');&quot;)" office:value-type="string" office:string-value="INSERT INTO tnmN(code, description) VALUES('N3b','Metastasis in 16 or more regional lymph nodes');">
            <text:p>INSERT INTO tnmN(code, description) VALUES('N3b','Metastasis in 16 or more regional lymph nodes');</text:p>
          </table:table-cell>
          <table:table-cell table:number-columns-repeated="1019"/>
        </table:table-row>
        <table:table-row table:style-name="ro3">
          <table:table-cell table:style-name="ce3" office:value-type="string" table:number-columns-spanned="4" table:number-rows-spanned="1">
            <text:p>Distant metastasis (M)</text:p>
          </table:table-cell>
          <table:covered-table-cell table:number-columns-repeated="3" table:style-name="ce3"/>
          <table:table-cell table:number-columns-repeated="1020"/>
        </table:table-row>
        <table:table-row table:style-name="ro2">
          <table:table-cell table:style-name="ce4" office:value-type="string">
            <text:p>MO</text:p>
          </table:table-cell>
          <table:table-cell table:style-name="ce4" office:value-type="string" table:number-columns-spanned="3" table:number-rows-spanned="1">
            <text:p>No distant metastasis</text:p>
          </table:table-cell>
          <table:covered-table-cell table:number-columns-repeated="2" table:style-name="ce4"/>
          <table:table-cell table:formula="of:=CONCATENATE(&quot;INSERT INTO tnmM(code, description) VALUES('&quot;; [.A22]; &quot;','&quot;;[.B22];&quot;');&quot;)" office:value-type="string" office:string-value="INSERT INTO tnmM(code, description) VALUES('MO','No distant metastasis');">
            <text:p>INSERT INTO tnmM(code, description) VALUES('MO','No distant metastasis');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string" table:number-columns-spanned="3" table:number-rows-spanned="1">
            <text:p>Distant metastasis</text:p>
          </table:table-cell>
          <table:covered-table-cell table:number-columns-repeated="2" table:style-name="ce4"/>
          <table:table-cell table:formula="of:=CONCATENATE(&quot;INSERT INTO tnmM(code, description) VALUES('&quot;; [.A23]; &quot;','&quot;;[.B23];&quot;');&quot;)" office:value-type="string" office:string-value="INSERT INTO tnmM(code, description) VALUES('M1','Distant metastasis');">
            <text:p>INSERT INTO tnmM(code, description) VALUES('M1','Distant metastasis');</text:p>
          </table:table-cell>
          <table:table-cell table:number-columns-repeated="1019"/>
        </table:table-row>
        <table:table-row table:style-name="ro3">
          <table:table-cell table:style-name="ce3" office:value-type="string" table:number-columns-spanned="4" table:number-rows-spanned="1">
            <text:p>Anatomic stag e I prognostic groups</text:p>
          </table:table-cell>
          <table:covered-table-cell table:number-columns-repeated="3" table:style-name="ce3"/>
          <table:table-cell table:number-columns-repeated="1020"/>
        </table:table-row>
        <table:table-row table:style-name="ro2">
          <table:table-cell table:style-name="ce2" office:value-type="string">
            <text:p>Stage 0 </text:p>
          </table:table-cell>
          <table:table-cell table:style-name="ce2" office:value-type="string">
            <text:p>Ti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25]; &quot;','&quot;;[.C25];&quot;','&quot;;[.D25];&quot;','&quot;;[.A25];&quot;');&quot;)" office:value-type="string" office:string-value="INSERT INTO tnmStage(t_code, n_code, m_code, stage) VALUES('Tis','NO','MO','Stage 0 ');">
            <text:p>INSERT INTO tnmStage(t_code, n_code, m_code, stage) VALUES('Tis','NO','MO','Stage 0 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A</text:p>
          </table:table-cell>
          <table:table-cell table:style-name="ce2" office:value-type="string">
            <text:p><text:s/>T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26]; &quot;','&quot;;[.C26];&quot;','&quot;;[.D26];&quot;','&quot;;[.A26];&quot;');&quot;)" office:value-type="string" office:string-value="INSERT INTO tnmStage(t_code, n_code, m_code, stage) VALUES(' T1','NO','MO','Stage IA');">
            <text:p>INSERT INTO tnmStage(t_code, n_code, m_code, stage) VALUES(' T1','NO','MO','Stage 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B </text:p>
          </table:table-cell>
          <table:table-cell table:style-name="ce2" office:value-type="string">
            <text:p>T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27]; &quot;','&quot;;[.C27];&quot;','&quot;;[.D27];&quot;','&quot;;[.A27];&quot;');&quot;)" office:value-type="string" office:string-value="INSERT INTO tnmStage(t_code, n_code, m_code, stage) VALUES('T2','NO','MO','Stage IB ');">
            <text:p>INSERT INTO tnmStage(t_code, n_code, m_code, stage) VALUES('T2','NO','MO','Stage IB 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B </text:p>
          </table:table-cell>
          <table:table-cell table:style-name="ce2" office:value-type="string">
            <text:p>T1</text:p>
          </table:table-cell>
          <table:table-cell table:style-name="ce2" office:value-type="string">
            <text:p>N1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28]; &quot;','&quot;;[.C28];&quot;','&quot;;[.D28];&quot;','&quot;;[.A28];&quot;');&quot;)" office:value-type="string" office:string-value="INSERT INTO tnmStage(t_code, n_code, m_code, stage) VALUES('T1','N1','MO','Stage IB ');">
            <text:p>INSERT INTO tnmStage(t_code, n_code, m_code, stage) VALUES('T1','N1','MO','Stage IB 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A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29]; &quot;','&quot;;[.C29];&quot;','&quot;;[.D29];&quot;','&quot;;[.A29];&quot;');&quot;)" office:value-type="string" office:string-value="INSERT INTO tnmStage(t_code, n_code, m_code, stage) VALUES('T3','NO','MO','Stage IIA');">
            <text:p>INSERT INTO tnmStage(t_code, n_code, m_code, stage) VALUES('T3','NO','MO','Stage I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A</text:p>
          </table:table-cell>
          <table:table-cell table:style-name="ce2" office:value-type="string">
            <text:p>T2</text:p>
          </table:table-cell>
          <table:table-cell table:style-name="ce2" office:value-type="string">
            <text:p>N1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0]; &quot;','&quot;;[.C30];&quot;','&quot;;[.D30];&quot;','&quot;;[.A30];&quot;');&quot;)" office:value-type="string" office:string-value="INSERT INTO tnmStage(t_code, n_code, m_code, stage) VALUES('T2','N1','MO','Stage IIA');">
            <text:p>INSERT INTO tnmStage(t_code, n_code, m_code, stage) VALUES('T2','N1','MO','Stage I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A</text:p>
          </table:table-cell>
          <table:table-cell table:style-name="ce2" office:value-type="string">
            <text:p>T1</text:p>
          </table:table-cell>
          <table:table-cell table:style-name="ce2" office:value-type="string">
            <text:p>N2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1]; &quot;','&quot;;[.C31];&quot;','&quot;;[.D31];&quot;','&quot;;[.A31];&quot;');&quot;)" office:value-type="string" office:string-value="INSERT INTO tnmStage(t_code, n_code, m_code, stage) VALUES('T1','N2','MO','Stage IIA');">
            <text:p>INSERT INTO tnmStage(t_code, n_code, m_code, stage) VALUES('T1','N2','MO','Stage I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B</text:p>
          </table:table-cell>
          <table:table-cell table:style-name="ce2" office:value-type="string">
            <text:p>T4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2]; &quot;','&quot;;[.C32];&quot;','&quot;;[.D32];&quot;','&quot;;[.A32];&quot;');&quot;)" office:value-type="string" office:string-value="INSERT INTO tnmStage(t_code, n_code, m_code, stage) VALUES('T4a','NO','MO','Stage IIB');">
            <text:p>INSERT INTO tnmStage(t_code, n_code, m_code, stage) VALUES('T4a','NO','MO','Stage 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B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N1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3]; &quot;','&quot;;[.C33];&quot;','&quot;;[.D33];&quot;','&quot;;[.A33];&quot;');&quot;)" office:value-type="string" office:string-value="INSERT INTO tnmStage(t_code, n_code, m_code, stage) VALUES('T3','N1','MO','Stage IIB');">
            <text:p>INSERT INTO tnmStage(t_code, n_code, m_code, stage) VALUES('T3','N1','MO','Stage 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B</text:p>
          </table:table-cell>
          <table:table-cell table:style-name="ce2" office:value-type="string">
            <text:p>T2</text:p>
          </table:table-cell>
          <table:table-cell table:style-name="ce2" office:value-type="string">
            <text:p>N2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4]; &quot;','&quot;;[.C34];&quot;','&quot;;[.D34];&quot;','&quot;;[.A34];&quot;');&quot;)" office:value-type="string" office:string-value="INSERT INTO tnmStage(t_code, n_code, m_code, stage) VALUES('T2','N2','MO','Stage IIB');">
            <text:p>INSERT INTO tnmStage(t_code, n_code, m_code, stage) VALUES('T2','N2','MO','Stage 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B</text:p>
          </table:table-cell>
          <table:table-cell table:style-name="ce2" office:value-type="string">
            <text:p>T1</text:p>
          </table:table-cell>
          <table:table-cell table:style-name="ce2" office:value-type="string">
            <text:p>N3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5]; &quot;','&quot;;[.C35];&quot;','&quot;;[.D35];&quot;','&quot;;[.A35];&quot;');&quot;)" office:value-type="string" office:string-value="INSERT INTO tnmStage(t_code, n_code, m_code, stage) VALUES('T1','N3','MO','Stage IIB');">
            <text:p>INSERT INTO tnmStage(t_code, n_code, m_code, stage) VALUES('T1','N3','MO','Stage 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A</text:p>
          </table:table-cell>
          <table:table-cell table:style-name="ce2" office:value-type="string">
            <text:p>T4a</text:p>
          </table:table-cell>
          <table:table-cell table:style-name="ce2" office:value-type="string">
            <text:p>N1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6]; &quot;','&quot;;[.C36];&quot;','&quot;;[.D36];&quot;','&quot;;[.A36];&quot;');&quot;)" office:value-type="string" office:string-value="INSERT INTO tnmStage(t_code, n_code, m_code, stage) VALUES('T4a','N1','MO','Stage IIIA');">
            <text:p>INSERT INTO tnmStage(t_code, n_code, m_code, stage) VALUES('T4a','N1','MO','Stage II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A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N2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7]; &quot;','&quot;;[.C37];&quot;','&quot;;[.D37];&quot;','&quot;;[.A37];&quot;');&quot;)" office:value-type="string" office:string-value="INSERT INTO tnmStage(t_code, n_code, m_code, stage) VALUES('T3','N2','MO','Stage IIIA');">
            <text:p>INSERT INTO tnmStage(t_code, n_code, m_code, stage) VALUES('T3','N2','MO','Stage II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A</text:p>
          </table:table-cell>
          <table:table-cell table:style-name="ce2" office:value-type="string">
            <text:p>T2</text:p>
          </table:table-cell>
          <table:table-cell table:style-name="ce2" office:value-type="string">
            <text:p>N3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8]; &quot;','&quot;;[.C38];&quot;','&quot;;[.D38];&quot;','&quot;;[.A38];&quot;');&quot;)" office:value-type="string" office:string-value="INSERT INTO tnmStage(t_code, n_code, m_code, stage) VALUES('T2','N3','MO','Stage IIIA');">
            <text:p>INSERT INTO tnmStage(t_code, n_code, m_code, stage) VALUES('T2','N3','MO','Stage IIIA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B</text:p>
          </table:table-cell>
          <table:table-cell table:style-name="ce2" office:value-type="string">
            <text:p>T4b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39]; &quot;','&quot;;[.C39];&quot;','&quot;;[.D39];&quot;','&quot;;[.A39];&quot;');&quot;)" office:value-type="string" office:string-value="INSERT INTO tnmStage(t_code, n_code, m_code, stage) VALUES('T4b','NO','MO','Stage IIIB');">
            <text:p>INSERT INTO tnmStage(t_code, n_code, m_code, stage) VALUES('T4b','NO','MO','Stage I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B</text:p>
          </table:table-cell>
          <table:table-cell table:style-name="ce2" office:value-type="string">
            <text:p>T4b</text:p>
          </table:table-cell>
          <table:table-cell table:style-name="ce2" office:value-type="string">
            <text:p>N1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40]; &quot;','&quot;;[.C40];&quot;','&quot;;[.D40];&quot;','&quot;;[.A40];&quot;');&quot;)" office:value-type="string" office:string-value="INSERT INTO tnmStage(t_code, n_code, m_code, stage) VALUES('T4b','N1','MO','Stage IIIB');">
            <text:p>INSERT INTO tnmStage(t_code, n_code, m_code, stage) VALUES('T4b','N1','MO','Stage I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B</text:p>
          </table:table-cell>
          <table:table-cell table:style-name="ce2" office:value-type="string">
            <text:p>T4a</text:p>
          </table:table-cell>
          <table:table-cell table:style-name="ce2" office:value-type="string">
            <text:p>N2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41]; &quot;','&quot;;[.C41];&quot;','&quot;;[.D41];&quot;','&quot;;[.A41];&quot;');&quot;)" office:value-type="string" office:string-value="INSERT INTO tnmStage(t_code, n_code, m_code, stage) VALUES('T4a','N2','MO','Stage IIIB');">
            <text:p>INSERT INTO tnmStage(t_code, n_code, m_code, stage) VALUES('T4a','N2','MO','Stage I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B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N3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42]; &quot;','&quot;;[.C42];&quot;','&quot;;[.D42];&quot;','&quot;;[.A42];&quot;');&quot;)" office:value-type="string" office:string-value="INSERT INTO tnmStage(t_code, n_code, m_code, stage) VALUES('T3','N3','MO','Stage IIIB');">
            <text:p>INSERT INTO tnmStage(t_code, n_code, m_code, stage) VALUES('T3','N3','MO','Stage IIIB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C</text:p>
          </table:table-cell>
          <table:table-cell table:style-name="ce2" office:value-type="string">
            <text:p>T4b</text:p>
          </table:table-cell>
          <table:table-cell table:style-name="ce2" office:value-type="string">
            <text:p>N2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43]; &quot;','&quot;;[.C43];&quot;','&quot;;[.D43];&quot;','&quot;;[.A43];&quot;');&quot;)" office:value-type="string" office:string-value="INSERT INTO tnmStage(t_code, n_code, m_code, stage) VALUES('T4b','N2','MO','Stage IIIC');">
            <text:p>INSERT INTO tnmStage(t_code, n_code, m_code, stage) VALUES('T4b','N2','MO','Stage IIIC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C</text:p>
          </table:table-cell>
          <table:table-cell table:style-name="ce2" office:value-type="string">
            <text:p>T4b</text:p>
          </table:table-cell>
          <table:table-cell table:style-name="ce2" office:value-type="string">
            <text:p>N3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44]; &quot;','&quot;;[.C44];&quot;','&quot;;[.D44];&quot;','&quot;;[.A44];&quot;');&quot;)" office:value-type="string" office:string-value="INSERT INTO tnmStage(t_code, n_code, m_code, stage) VALUES('T4b','N3','MO','Stage IIIC');">
            <text:p>INSERT INTO tnmStage(t_code, n_code, m_code, stage) VALUES('T4b','N3','MO','Stage IIIC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IIIC</text:p>
          </table:table-cell>
          <table:table-cell table:style-name="ce2" office:value-type="string">
            <text:p>T4a</text:p>
          </table:table-cell>
          <table:table-cell table:style-name="ce2" office:value-type="string">
            <text:p>N3</text:p>
          </table:table-cell>
          <table:table-cell table:style-name="ce2" office:value-type="string">
            <text:p>MO</text:p>
          </table:table-cell>
          <table:table-cell table:formula="of:=CONCATENATE(&quot;INSERT INTO tnmStage(t_code, n_code, m_code, stage) VALUES('&quot;; [.B45]; &quot;','&quot;;[.C45];&quot;','&quot;;[.D45];&quot;','&quot;;[.A45];&quot;');&quot;)" office:value-type="string" office:string-value="INSERT INTO tnmStage(t_code, n_code, m_code, stage) VALUES('T4a','N3','MO','Stage IIIC');">
            <text:p>INSERT INTO tnmStage(t_code, n_code, m_code, stage) VALUES('T4a','N3','MO','Stage IIIC')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IV</text:p>
          </table:table-cell>
          <table:table-cell table:style-name="ce2" office:value-type="string">
            <text:p>Any T</text:p>
          </table:table-cell>
          <table:table-cell table:style-name="ce2" office:value-type="string">
            <text:p>Any N</text:p>
          </table:table-cell>
          <table:table-cell table:style-name="ce2" office:value-type="string">
            <text:p>M1</text:p>
          </table:table-cell>
          <table:table-cell table:formula="of:=CONCATENATE(&quot;INSERT INTO tnmStage(t_code, n_code, m_code, stage) VALUES('&quot;; [.B46]; &quot;','&quot;;[.C46];&quot;','&quot;;[.D46];&quot;','&quot;;[.A46];&quot;');&quot;)" office:value-type="string" office:string-value="INSERT INTO tnmStage(t_code, n_code, m_code, stage) VALUES('Any T','Any N','M1','StageIV');">
            <text:p>INSERT INTO tnmStage(t_code, n_code, m_code, stage) VALUES('Any T','Any N','M1','StageIV');</text:p>
          </table:table-cell>
          <table:table-cell table:number-columns-repeated="1019"/>
        </table:table-row>
        <table:table-row table:style-name="ro5">
          <table:table-cell table:style-name="ce5" office:value-type="string" table:number-columns-spanned="4" table:number-rows-spanned="1">
            <text:p><text:span text:style-name="T1">Note: cTNM is the clinical classification, pTNM is the pathologic classification.</text:span></text:p>
            <text:p><text:span text:style-name="T2">* A tumor may penetrate the muscularis propria with extension into the gastrocolic or gastrohepatic ligaments, or</text:span></text:p>
            <text:p><text:span text:style-name="T2">into the greater or lesser omentum, without perforation of the visceral peritoneum covering these structures. In</text:span></text:p>
            <text:p><text:span text:style-name="T2">this case, the tumor is classified T3. If there is perforation of the visceral peritoneum covering the gastric</text:span></text:p>
            <text:p><text:span text:style-name="T2">ligaments or the omentum, the tumor should be classified T4.</text:span></text:p>
            <text:p><text:span text:style-name="T2">●</text:span><text:span text:style-name="T2">The adjacent structures of the stomach include the spleen, transverse colon, liver, diaphragm, pancreqa,</text:span></text:p>
            <text:p><text:span text:style-name="T2">abdominal wall, adrenal gland, kidney, small intestine, and retroperitoneum.</text:span></text:p>
            <text:p><text:span text:style-name="T2">∆ </text:span><text:span text:style-name="T2">Intramural extension to the duodenum or esophagus is classified by the depth of the greatest invasion in any of</text:span></text:p>
            <text:p><text:span text:style-name="T2">these sites, including the stomach.</text:span></text:p>
            <text:p><text:span text:style-name="T2">◊</text:span><text:span text:style-name="T2">A designation of pNO should be used if all examined lymph nodes are negative, regardless of the total number</text:span></text:p>
            <text:p><text:span text:style-name="T2">removed and examined,</text:span></text:p>
            <text:p><text:span text:style-name="T2">Used with the permission of the American Joint Committee on Cancer (AJCC), Chicago, Illinois. The original</text:span></text:p>
            <text:p><text:span text:style-name="T2">source for this material is the AJCC Cancer Staging Manual, Seventh Edition (2010) published by Springer New</text:span></text:p>
            <text:p><text:span text:style-name="T2">York, Inc.</text:span></text:p>
          </table:table-cell>
          <table:covered-table-cell table:number-columns-repeated="3" table:style-name="ce5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in" fo:margin-bottom="0.25in" fo:margin-left="0.2in" fo:margin-right="0.2in" style:print-page-order="ttb" style:first-page-number="continue" style:scale-to="95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10/28/2012</text:date>, <text:time>22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8T22:34:17</dc:date>
    <dc:creator>Niranjan Kode</dc:creator>
    <meta:generator>OpenOffice.org/3.3$Unix OpenOffice.org_project/330m20$Build-9567</meta:generator>
    <meta:editing-duration>PT10H25M37S</meta:editing-duration>
    <meta:editing-cycles>1</meta:editing-cycles>
    <meta:document-statistic meta:table-count="3" meta:cell-count="175" meta:object-count="0"/>
  </office:meta>
</office:document-meta>
</file>